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thout_garbage_collector" table:style-name="ta1">
        <table:shapes>
          <draw:frame draw:z-index="0" draw:style-name="gr1" draw:text-style-name="P1" svg:width="15.999cm" svg:height="8.999cm" svg:x="9.583cm" svg:y="1.135cm">
            <draw:object draw:notify-on-update-of-ranges="without_garbage_collector.A2:without_garbage_collector.A2 without_garbage_collector.A3:without_garbage_collector.A42 without_garbage_collector.B2:without_garbage_collector.B2 without_garbage_collector.B3:without_garbage_collector.B42 without_garbage_collector.A2:without_garbage_collector.A2 without_garbage_collector.A3:without_garbage_collector.A42 without_garbage_collector.C2:without_garbage_collector.C2 without_garbage_collector.C3:without_garbage_collector.C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esponsetime [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nctions</text:p>
          </table:table-cell>
          <table:table-cell office:value-type="string" calcext:value-type="string">
            <text:p>without gc</text:p>
          </table:table-cell>
          <table:table-cell office:value-type="string" calcext:value-type="string">
            <text:p>with g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1797" calcext:value-type="float">
            <text:p>0,181797</text:p>
          </table:table-cell>
          <table:table-cell office:value-type="float" office:value="0.165167" calcext:value-type="float">
            <text:p>0,1651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0091" calcext:value-type="float">
            <text:p>0,150091</text:p>
          </table:table-cell>
          <table:table-cell office:value-type="float" office:value="0.253103" calcext:value-type="float">
            <text:p>0,2531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2416" calcext:value-type="float">
            <text:p>0,432416</text:p>
          </table:table-cell>
          <table:table-cell office:value-type="float" office:value="0.225813" calcext:value-type="float">
            <text:p>0,2258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3916" calcext:value-type="float">
            <text:p>0,193916</text:p>
          </table:table-cell>
          <table:table-cell office:value-type="float" office:value="0.194961" calcext:value-type="float">
            <text:p>0,1949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7866" calcext:value-type="float">
            <text:p>0,227866</text:p>
          </table:table-cell>
          <table:table-cell office:value-type="float" office:value="0.311143" calcext:value-type="float">
            <text:p>0,3111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23118" calcext:value-type="float">
            <text:p>0,223118</text:p>
          </table:table-cell>
          <table:table-cell office:value-type="float" office:value="0.201978" calcext:value-type="float">
            <text:p>0,2019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5904" calcext:value-type="float">
            <text:p>0,225904</text:p>
          </table:table-cell>
          <table:table-cell office:value-type="float" office:value="0.271422" calcext:value-type="float">
            <text:p>0,27142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0907" calcext:value-type="float">
            <text:p>0,290907</text:p>
          </table:table-cell>
          <table:table-cell office:value-type="float" office:value="0.271127" calcext:value-type="float">
            <text:p>0,27112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5996" calcext:value-type="float">
            <text:p>0,235996</text:p>
          </table:table-cell>
          <table:table-cell office:value-type="float" office:value="0.1917" calcext:value-type="float">
            <text:p>0,19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5123" calcext:value-type="float">
            <text:p>0,255123</text:p>
          </table:table-cell>
          <table:table-cell office:value-type="float" office:value="0.262458" calcext:value-type="float">
            <text:p>0,26245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2328" calcext:value-type="float">
            <text:p>0,222328</text:p>
          </table:table-cell>
          <table:table-cell office:value-type="float" office:value="0.213638" calcext:value-type="float">
            <text:p>0,21363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79525" calcext:value-type="float">
            <text:p>0,279525</text:p>
          </table:table-cell>
          <table:table-cell office:value-type="float" office:value="0.295363" calcext:value-type="float">
            <text:p>0,29536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7086" calcext:value-type="float">
            <text:p>0,247086</text:p>
          </table:table-cell>
          <table:table-cell office:value-type="float" office:value="0.275745" calcext:value-type="float">
            <text:p>0,27574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06995" calcext:value-type="float">
            <text:p>0,206995</text:p>
          </table:table-cell>
          <table:table-cell office:value-type="float" office:value="0.298793" calcext:value-type="float">
            <text:p>0,29879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88785" calcext:value-type="float">
            <text:p>0,288785</text:p>
          </table:table-cell>
          <table:table-cell office:value-type="float" office:value="0.271794" calcext:value-type="float">
            <text:p>0,2717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4236" calcext:value-type="float">
            <text:p>0,224236</text:p>
          </table:table-cell>
          <table:table-cell office:value-type="float" office:value="0.240536" calcext:value-type="float">
            <text:p>0,24053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3325" calcext:value-type="float">
            <text:p>0,293325</text:p>
          </table:table-cell>
          <table:table-cell office:value-type="float" office:value="0.285465" calcext:value-type="float">
            <text:p>0,28546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55844" calcext:value-type="float">
            <text:p>0,255844</text:p>
          </table:table-cell>
          <table:table-cell office:value-type="float" office:value="0.339897" calcext:value-type="float">
            <text:p>0,33989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23674" calcext:value-type="float">
            <text:p>0,423674</text:p>
          </table:table-cell>
          <table:table-cell office:value-type="float" office:value="0.302557" calcext:value-type="float">
            <text:p>0,30255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7612" calcext:value-type="float">
            <text:p>0,377612</text:p>
          </table:table-cell>
          <table:table-cell office:value-type="float" office:value="0.361588" calcext:value-type="float">
            <text:p>0,36158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8723" calcext:value-type="float">
            <text:p>0,338723</text:p>
          </table:table-cell>
          <table:table-cell office:value-type="float" office:value="0.346561" calcext:value-type="float">
            <text:p>0,3465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04784" calcext:value-type="float">
            <text:p>0,404784</text:p>
          </table:table-cell>
          <table:table-cell office:value-type="float" office:value="0.380033" calcext:value-type="float">
            <text:p>0,38003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93642" calcext:value-type="float">
            <text:p>0,293642</text:p>
          </table:table-cell>
          <table:table-cell office:value-type="float" office:value="0.294726" calcext:value-type="float">
            <text:p>0,2947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24475" calcext:value-type="float">
            <text:p>0,424475</text:p>
          </table:table-cell>
          <table:table-cell office:value-type="float" office:value="0.3623" calcext:value-type="float">
            <text:p>0,36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79594" calcext:value-type="float">
            <text:p>0,379594</text:p>
          </table:table-cell>
          <table:table-cell office:value-type="float" office:value="0.375447" calcext:value-type="float">
            <text:p>0,37544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23317" calcext:value-type="float">
            <text:p>0,323317</text:p>
          </table:table-cell>
          <table:table-cell office:value-type="float" office:value="0.282968" calcext:value-type="float">
            <text:p>0,28296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3976" calcext:value-type="float">
            <text:p>0,33976</text:p>
          </table:table-cell>
          <table:table-cell office:value-type="float" office:value="0.396281" calcext:value-type="float">
            <text:p>0,3962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09348" calcext:value-type="float">
            <text:p>0,309348</text:p>
          </table:table-cell>
          <table:table-cell office:value-type="float" office:value="0.302785" calcext:value-type="float">
            <text:p>0,30278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99293" calcext:value-type="float">
            <text:p>0,399293</text:p>
          </table:table-cell>
          <table:table-cell office:value-type="float" office:value="0.354925" calcext:value-type="float">
            <text:p>0,3549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4952" calcext:value-type="float">
            <text:p>0,334952</text:p>
          </table:table-cell>
          <table:table-cell office:value-type="float" office:value="0.414496" calcext:value-type="float">
            <text:p>0,41449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12896" calcext:value-type="float">
            <text:p>0,312896</text:p>
          </table:table-cell>
          <table:table-cell office:value-type="float" office:value="0.490041" calcext:value-type="float">
            <text:p>0,49004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90431" calcext:value-type="float">
            <text:p>0,390431</text:p>
          </table:table-cell>
          <table:table-cell office:value-type="float" office:value="0.448018" calcext:value-type="float">
            <text:p>0,44801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64695" calcext:value-type="float">
            <text:p>0,464695</text:p>
          </table:table-cell>
          <table:table-cell office:value-type="float" office:value="0.415698" calcext:value-type="float">
            <text:p>0,41569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579" calcext:value-type="float">
            <text:p>0,4579</text:p>
          </table:table-cell>
          <table:table-cell office:value-type="float" office:value="0.391486" calcext:value-type="float">
            <text:p>0,39148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04564" calcext:value-type="float">
            <text:p>0,504564</text:p>
          </table:table-cell>
          <table:table-cell office:value-type="float" office:value="0.352822" calcext:value-type="float">
            <text:p>0,35282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85752" calcext:value-type="float">
            <text:p>0,385752</text:p>
          </table:table-cell>
          <table:table-cell office:value-type="float" office:value="0.417831" calcext:value-type="float">
            <text:p>0,41783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32395" calcext:value-type="float">
            <text:p>1,432395</text:p>
          </table:table-cell>
          <table:table-cell office:value-type="float" office:value="1.332429" calcext:value-type="float">
            <text:p>1,33242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19638" calcext:value-type="float">
            <text:p>1,419638</text:p>
          </table:table-cell>
          <table:table-cell office:value-type="float" office:value="1.842444" calcext:value-type="float">
            <text:p>1,84244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394298" calcext:value-type="float">
            <text:p>1,394298</text:p>
          </table:table-cell>
          <table:table-cell office:value-type="float" office:value="0.688714" calcext:value-type="float">
            <text:p>0,68871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83772" calcext:value-type="float">
            <text:p>1,883772</text:p>
          </table:table-cell>
          <table:table-cell office:value-type="float" office:value="0.414658" calcext:value-type="float">
            <text:p>0,41465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86448" calcext:value-type="float">
            <text:p>1,86448</text:p>
          </table:table-cell>
          <table:table-cell office:value-type="float" office:value="0.734066" calcext:value-type="float">
            <text:p>0,7340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22936" calcext:value-type="float">
            <text:p>0,5229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4T12:09:42.181000000</dc:date>
    <meta:editing-duration>PT3M12S</meta:editing-duration>
    <meta:editing-cycles>1</meta:editing-cycles>
    <meta:document-statistic meta:table-count="1" meta:cell-count="129" meta:object-count="1"/>
    <meta:generator>LibreOffice/7.1.3.2$Windows_X86_64 LibreOffice_project/47f78053abe362b9384784d31a6e56f8511eb1c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952cm" style:legend-expansion="high" chart:style-name="ch2"/>
        <chart:plot-area chart:style-name="ch3" table:cell-range-address="without_garbage_collector.A2:without_garbage_collector.C42" chart:data-source-has-labels="row" svg:x="1.331cm" svg:y="0.18cm" svg:width="11.444cm" svg:height="7.659cm">
          <chart:coordinate-region svg:x="2.058cm" svg:y="0.379cm" svg:width="10.53cm" svg:height="6.813cm"/>
          <chart:axis chart:dimension="x" chart:name="primary-x" chart:style-name="ch4">
            <chart:title svg:x="5.871cm" svg:y="8.019cm" chart:style-name="ch5">
              <text:p>Nr Connections</text:p>
            </chart:title>
          </chart:axis>
          <chart:axis chart:dimension="y" chart:name="primary-y" chart:style-name="ch4">
            <chart:title svg:x="0.451cm" svg:y="5.31cm" chart:style-name="ch6">
              <text:p>Responsetime [s]</text:p>
            </chart:title>
            <chart:grid chart:style-name="ch7" chart:class="major"/>
          </chart:axis>
          <chart:series chart:style-name="ch8" chart:values-cell-range-address="without_garbage_collector.B3:without_garbage_collector.B42" chart:label-cell-address="without_garbage_collector.B2:without_garbage_collector.B2" chart:class="chart:scatter">
            <chart:domain table:cell-range-address="without_garbage_collector.A3:without_garbage_collector.A42"/>
            <chart:data-point chart:repeated="40"/>
          </chart:series>
          <chart:series chart:style-name="ch9" chart:values-cell-range-address="without_garbage_collector.C3:without_garbage_collector.C42" chart:label-cell-address="without_garbage_collector.C2:without_garbage_collector.C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without gc</text:p>
                <draw:g>
                  <svg:desc>without_garbage_collector.B2:without_garbage_collector.B2</svg:desc>
                </draw:g>
              </table:table-cell>
              <table:table-cell office:value-type="string">
                <text:p>with gc</text:p>
                <draw:g>
                  <svg:desc>without_garbage_collector.C2:without_garbage_collector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thout_garbage_collector.A3:without_garbage_collector.A42</svg:desc>
                </draw:g>
              </table:table-cell>
              <table:table-cell office:value-type="float" office:value="0.181797">
                <text:p>0.181797</text:p>
                <draw:g>
                  <svg:desc>without_garbage_collector.B3:without_garbage_collector.B42</svg:desc>
                </draw:g>
              </table:table-cell>
              <table:table-cell office:value-type="float" office:value="0.165167">
                <text:p>0.165167</text:p>
                <draw:g>
                  <svg:desc>without_garbage_collector.C3:without_garbage_collector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50091">
                <text:p>0.150091</text:p>
              </table:table-cell>
              <table:table-cell office:value-type="float" office:value="0.253103">
                <text:p>0.253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32416">
                <text:p>0.432416</text:p>
              </table:table-cell>
              <table:table-cell office:value-type="float" office:value="0.225813">
                <text:p>0.225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3916">
                <text:p>0.193916</text:p>
              </table:table-cell>
              <table:table-cell office:value-type="float" office:value="0.194961">
                <text:p>0.194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7866">
                <text:p>0.227866</text:p>
              </table:table-cell>
              <table:table-cell office:value-type="float" office:value="0.311143">
                <text:p>0.311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23118">
                <text:p>0.223118</text:p>
              </table:table-cell>
              <table:table-cell office:value-type="float" office:value="0.201978">
                <text:p>0.201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25904">
                <text:p>0.225904</text:p>
              </table:table-cell>
              <table:table-cell office:value-type="float" office:value="0.271422">
                <text:p>0.271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90907">
                <text:p>0.290907</text:p>
              </table:table-cell>
              <table:table-cell office:value-type="float" office:value="0.271127">
                <text:p>0.271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35996">
                <text:p>0.235996</text:p>
              </table:table-cell>
              <table:table-cell office:value-type="float" office:value="0.1917">
                <text:p>0.1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55123">
                <text:p>0.255123</text:p>
              </table:table-cell>
              <table:table-cell office:value-type="float" office:value="0.262458">
                <text:p>0.262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22328">
                <text:p>0.222328</text:p>
              </table:table-cell>
              <table:table-cell office:value-type="float" office:value="0.213638">
                <text:p>0.213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79525">
                <text:p>0.279525</text:p>
              </table:table-cell>
              <table:table-cell office:value-type="float" office:value="0.295363">
                <text:p>0.295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47086">
                <text:p>0.247086</text:p>
              </table:table-cell>
              <table:table-cell office:value-type="float" office:value="0.275745">
                <text:p>0.275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06995">
                <text:p>0.206995</text:p>
              </table:table-cell>
              <table:table-cell office:value-type="float" office:value="0.298793">
                <text:p>0.298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88785">
                <text:p>0.288785</text:p>
              </table:table-cell>
              <table:table-cell office:value-type="float" office:value="0.271794">
                <text:p>0.271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24236">
                <text:p>0.224236</text:p>
              </table:table-cell>
              <table:table-cell office:value-type="float" office:value="0.240536">
                <text:p>0.240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93325">
                <text:p>0.293325</text:p>
              </table:table-cell>
              <table:table-cell office:value-type="float" office:value="0.285465">
                <text:p>0.285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55844">
                <text:p>0.255844</text:p>
              </table:table-cell>
              <table:table-cell office:value-type="float" office:value="0.339897">
                <text:p>0.339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23674">
                <text:p>0.423674</text:p>
              </table:table-cell>
              <table:table-cell office:value-type="float" office:value="0.302557">
                <text:p>0.3025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77612">
                <text:p>0.377612</text:p>
              </table:table-cell>
              <table:table-cell office:value-type="float" office:value="0.361588">
                <text:p>0.3615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38723">
                <text:p>0.338723</text:p>
              </table:table-cell>
              <table:table-cell office:value-type="float" office:value="0.346561">
                <text:p>0.3465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04784">
                <text:p>0.404784</text:p>
              </table:table-cell>
              <table:table-cell office:value-type="float" office:value="0.380033">
                <text:p>0.380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93642">
                <text:p>0.293642</text:p>
              </table:table-cell>
              <table:table-cell office:value-type="float" office:value="0.294726">
                <text:p>0.2947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24475">
                <text:p>0.424475</text:p>
              </table:table-cell>
              <table:table-cell office:value-type="float" office:value="0.3623">
                <text:p>0.36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79594">
                <text:p>0.379594</text:p>
              </table:table-cell>
              <table:table-cell office:value-type="float" office:value="0.375447">
                <text:p>0.3754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23317">
                <text:p>0.323317</text:p>
              </table:table-cell>
              <table:table-cell office:value-type="float" office:value="0.282968">
                <text:p>0.282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3976">
                <text:p>0.33976</text:p>
              </table:table-cell>
              <table:table-cell office:value-type="float" office:value="0.396281">
                <text:p>0.3962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09348">
                <text:p>0.309348</text:p>
              </table:table-cell>
              <table:table-cell office:value-type="float" office:value="0.302785">
                <text:p>0.3027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99293">
                <text:p>0.399293</text:p>
              </table:table-cell>
              <table:table-cell office:value-type="float" office:value="0.354925">
                <text:p>0.354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34952">
                <text:p>0.334952</text:p>
              </table:table-cell>
              <table:table-cell office:value-type="float" office:value="0.414496">
                <text:p>0.414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12896">
                <text:p>0.312896</text:p>
              </table:table-cell>
              <table:table-cell office:value-type="float" office:value="0.490041">
                <text:p>0.490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90431">
                <text:p>0.390431</text:p>
              </table:table-cell>
              <table:table-cell office:value-type="float" office:value="0.448018">
                <text:p>0.448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64695">
                <text:p>0.464695</text:p>
              </table:table-cell>
              <table:table-cell office:value-type="float" office:value="0.415698">
                <text:p>0.415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579">
                <text:p>0.4579</text:p>
              </table:table-cell>
              <table:table-cell office:value-type="float" office:value="0.391486">
                <text:p>0.3914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04564">
                <text:p>0.504564</text:p>
              </table:table-cell>
              <table:table-cell office:value-type="float" office:value="0.352822">
                <text:p>0.3528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85752">
                <text:p>0.385752</text:p>
              </table:table-cell>
              <table:table-cell office:value-type="float" office:value="0.417831">
                <text:p>0.4178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32395">
                <text:p>1.432395</text:p>
              </table:table-cell>
              <table:table-cell office:value-type="float" office:value="1.332429">
                <text:p>1.332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19638">
                <text:p>1.419638</text:p>
              </table:table-cell>
              <table:table-cell office:value-type="float" office:value="1.842444">
                <text:p>1.8424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94298">
                <text:p>1.394298</text:p>
              </table:table-cell>
              <table:table-cell office:value-type="float" office:value="0.688714">
                <text:p>0.688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883772">
                <text:p>1.883772</text:p>
              </table:table-cell>
              <table:table-cell office:value-type="float" office:value="0.414658">
                <text:p>0.414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